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1.759cm" style:rel-column-width="6553*"/>
    </style:style>
    <style:style style:name="Tabelle1.J" style:family="table-column">
      <style:table-column-properties style:column-width="1.76cm" style:rel-column-width="655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J1" style:family="table-cell">
      <style:table-cell-properties fo:padding="0.097cm" fo:border="0.002cm solid #000000"/>
    </style:style>
    <style:style style:name="Tabelle1.D2" style:family="table-cell">
      <style:table-cell-properties fo:padding="0.097cm" fo:border-left="0.002cm solid #000000" fo:border-right="none" fo:border-top="none" fo:border-bottom="0.002cm solid #000000"/>
    </style:style>
    <style:style style:name="Tabelle1.J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style:font-size-asian="10.5pt" style:text-rotation-angle="90" style:text-rotation-scale="line-height"/>
    </style:style>
    <style:style style:name="P3" style:family="paragraph" style:parent-style-name="Table_20_Contents">
      <style:paragraph-properties fo:text-align="start" style:justify-single-word="false"/>
      <style:text-properties style:font-size-asian="10.5pt" style:text-rotation-angle="90" style:text-rotation-scale="line-height"/>
    </style:style>
    <style:style style:name="P4" style:family="paragraph" style:parent-style-name="Table_20_Contents">
      <style:text-properties style:text-rotation-angle="90" style:text-rotation-scale="line-height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style:font-name="Webdings" style:font-name-asian="Webdings" style:font-name-complex="Webdings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8pt" style:font-name-asian="Monospace" style:font-size-asian="8pt" style:font-name-complex="Monospace" style:font-size-complex="8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8pt" style:font-name-asian="Monospace" style:font-size-asian="8pt" style:font-name-complex="Monospace" style:font-size-complex="8pt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1pt" style:font-name-asian="Monospace" style:font-size-asian="11pt" style:font-name-complex="Monospace" style:font-size-complex="11pt"/>
    </style:style>
    <style:style style:name="P12" style:family="paragraph" style:parent-style-name="Standard">
      <style:text-properties fo:color="#000000" style:font-name="Monospace" fo:font-size="8pt" style:font-name-asian="Monospace" style:font-size-asian="8pt" style:font-name-complex="Monospace" style:font-size-complex="8pt"/>
    </style:style>
    <style:style style:name="P13" style:family="paragraph" style:parent-style-name="Text_20_body">
      <style:text-properties fo:color="#000000" style:font-name="Monospace" fo:font-size="8pt" style:font-name-asian="Monospace" style:font-size-asian="8pt" style:font-name-complex="Monospace" style:font-size-complex="8pt"/>
    </style:style>
    <style:style style:name="P14" style:family="paragraph" style:parent-style-name="Text_20_body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5" style:family="paragraph" style:parent-style-name="Text_20_body">
      <style:text-properties fo:font-size="8pt" style:font-size-asian="8pt" style:font-size-complex="8pt"/>
    </style:style>
    <style:style style:name="P16" style:family="paragraph" style:parent-style-name="Standard" style:list-style-name="L1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17" style:family="paragraph" style:parent-style-name="Standard" style:list-style-name="L2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18" style:family="paragraph" style:parent-style-name="Standard" style:list-style-name="L1">
      <style:paragraph-properties fo:text-align="start" style:justify-single-word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9" style:family="paragraph" style:parent-style-name="Standard" style:list-style-name="L1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0" style:family="paragraph" style:parent-style-name="Standard" style:list-style-name="L1">
      <style:text-properties style:font-name="Monospace" fo:font-size="10pt" style:font-name-asian="Monospace" style:font-size-asian="10pt" style:font-name-complex="Monospace" style:font-size-complex="10pt"/>
    </style:style>
    <style:style style:name="P21" style:family="paragraph" style:parent-style-name="Standard" style:list-style-name="L1">
      <style:paragraph-properties fo:text-align="start" style:justify-single-word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2" style:family="paragraph" style:parent-style-name="Standard" style:list-style-name="L1">
      <style:paragraph-properties fo:text-align="start" style:justify-single-word="false" style:text-autospace="none"/>
      <style:text-properties fo:color="#2a00ff" style:font-name="Monospace" fo:font-size="10pt" style:font-name-asian="Monospace" style:font-size-asian="10pt" style:font-name-complex="Monospace" style:font-size-complex="10pt"/>
    </style:style>
    <style:style style:name="P23" style:family="paragraph" style:parent-style-name="Text_20_body" style:list-style-name="L1"/>
    <style:style style:name="P24" style:family="paragraph" style:parent-style-name="Text_20_body" style:list-style-name="L1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25" style:family="paragraph" style:parent-style-name="Text_20_body" style:list-style-name="L1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26" style:family="paragraph" style:parent-style-name="Text_20_body" style:list-style-name="L1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7" style:family="paragraph" style:parent-style-name="Text_20_body" style:list-style-name="L3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8" style:family="paragraph" style:parent-style-name="Text_20_body" style:list-style-name="L1">
      <style:text-properties style:use-window-font-color="true" style:font-name="Times New Roman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P29" style:family="paragraph" style:parent-style-name="Text_20_body" style:list-style-name="L1">
      <style:paragraph-properties fo:text-align="start" style:justify-single-word="false" style:text-autospace="none"/>
      <style:text-properties style:font-name="Times New Roman" fo:font-size="12pt" style:font-name-asian="Monospace" style:font-size-asian="12pt" style:font-name-complex="Monospace" style:font-size-complex="12pt"/>
    </style:style>
    <style:style style:name="P30" style:family="paragraph" style:parent-style-name="Text_20_body" style:list-style-name="L1">
      <style:text-properties style:font-name="Times New Roman" fo:font-size="12pt" style:font-name-asian="Monospace" style:font-size-asian="12pt" style:font-name-complex="Monospace" style:font-size-complex="12pt"/>
    </style:style>
    <style:style style:name="P31" style:family="paragraph" style:parent-style-name="Text_20_body" style:list-style-name="L1">
      <style:text-properties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3" style:family="text">
      <style:text-properties fo:color="#7f0055" style:font-name="Monospace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7f0055" style:font-name="Monospace" fo:font-weight="bold" style:font-name-asian="Monospace" style:font-weight-asian="bold" style:font-name-complex="Monospace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7" style:family="text"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8" style:family="text">
      <style:text-properties fo:color="#000000" style:font-name="Monospace" fo:font-size="10pt" style:font-size-asian="10pt" style:font-size-complex="10pt"/>
    </style:style>
    <style:style style:name="T9" style:family="text">
      <style:text-properties fo:color="#000000" style:font-name="Monospace" style:font-name-asian="Monospace" style:font-name-complex="Monospace"/>
    </style:style>
    <style:style style:name="T10" style:family="text">
      <style:text-properties fo:color="#000000" style:text-underline-style="solid" style:text-underline-width="auto" style:text-underline-color="font-color"/>
    </style:style>
    <style:style style:name="T11" style:family="text">
      <style:text-properties fo:color="#000000" fo:font-style="italic" style:font-style-asian="italic" style:font-style-complex="italic"/>
    </style:style>
    <style:style style:name="T12" style:family="text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T13" style:family="text">
      <style:text-properties fo:color="#000000" style:font-name-asian="Monospace" style:font-name-complex="Monospace"/>
    </style:style>
    <style:style style:name="T14" style:family="text">
      <style:text-properties fo:color="#2a00ff"/>
    </style:style>
    <style:style style:name="T15" style:family="text">
      <style:text-properties fo:color="#2a00ff" style:font-name="Monospace" style:font-name-asian="Monospace" style:font-name-complex="Monospace"/>
    </style:style>
    <style:style style:name="T16" style:family="text">
      <style:text-properties fo:color="#2a00ff" style:font-name="Monospace" fo:font-size="10pt" style:font-name-asian="Monospace" style:font-size-asian="10pt" style:font-name-complex="Monospace" style:font-size-complex="10pt"/>
    </style:style>
    <style:style style:name="T17" style:family="text">
      <style:text-properties fo:color="#2a00ff" fo:font-weight="normal" style:font-weight-asian="normal" style:font-weight-complex="normal"/>
    </style:style>
    <style:style style:name="T18" style:family="text">
      <style:text-properties fo:color="#0000c0"/>
    </style:style>
    <style:style style:name="T19" style:family="text">
      <style:text-properties fo:color="#0000c0" fo:font-style="italic" style:font-style-asian="italic" style:font-style-complex="italic"/>
    </style:style>
    <style:style style:name="T20" style:family="text">
      <style:text-properties fo:color="#0000c0" style:font-name="Monospace" fo:font-size="10pt" fo:font-style="italic" style:font-size-asian="10pt" style:font-style-asian="italic" style:font-size-complex="10pt" style:font-style-complex="italic"/>
    </style:style>
    <style:style style:name="T21" style:family="text">
      <style:text-properties fo:color="#0000c0" style:font-name="Monospace" style:font-name-asian="Monospace" style:font-name-complex="Monospace"/>
    </style:style>
    <style:style style:name="T22" style:family="text">
      <style:text-properties fo:color="#646464"/>
    </style:style>
    <style:style style:name="T23" style:family="text">
      <style:text-properties fo:color="#3f7f5f"/>
    </style:style>
    <style:style style:name="T24" style:family="text">
      <style:text-properties fo:color="#3f7f5f" style:text-underline-style="solid" style:text-underline-width="auto" style:text-underline-color="font-color"/>
    </style:style>
    <style:style style:name="T25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26" style:family="text">
      <style:text-properties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Mustang Project Nutzerdokumentation</text:h>
      <text:p text:style-name="Text_20_body">Jochen Stärk</text:p>
      <text:p text:style-name="Text_20_body">zu Mustangproject 1.1, 18.08.2014</text:p>
      <text:p text:style-name="Text_20_body"><text:a xlink:type="simple" xlink:href="http://www.mustangproject.org/" text:style-name="Internet_20_link" text:visited-style-name="Visited_20_Internet_20_Link">http://www.mustangproject.org</text:a> </text:p>
      <text:h text:style-name="Heading_20_2" text:outline-level="2">Über Mustangproject</text:h>
      <text:p text:style-name="Text_20_body">Mustangproject ist eine <text:s/>Java-Bibliothek zur Unterstützung von erweiterten („ZUGFeRD“-)Metadaten in PDF-Rechnungsdateien. Sie benötigt zwingend Apache PDFbox. Sie unterliegt wie Apache PDFBox der APL-Lizenz und ist daher, entsprechend den Richtlinien der Apache Public License, unter Einbettung einer entsprechenden „Notice“-Datei kostenlos einsetzbar in kommerziellen und nichtkommerziellen Projekten.</text:p>
      <text:h text:style-name="Heading_20_2" text:outline-level="2">Übersicht</text:h>
      <text:p text:style-name="Text_20_body"/>
      <table:table table:name="Tabelle1" table:style-name="Tabelle1">
        <table:table-column table:style-name="Tabelle1.A" table:number-columns-repeated="9"/>
        <table:table-column table:style-name="Tabelle1.J"/>
        <table:table-row>
          <table:table-cell table:style-name="Tabelle1.A1" table:number-rows-spanned="2" office:value-type="string">
            <text:p text:style-name="Table_20_Contents"/>
          </table:table-cell>
          <table:table-cell table:style-name="Tabelle1.A1" table:number-rows-spanned="2" office:value-type="string">
            <text:p text:style-name="Table_20_Contents">Plattform</text:p>
          </table:table-cell>
          <table:table-cell table:style-name="Tabelle1.A1" table:number-rows-spanned="2" office:value-type="string">
            <text:p text:style-name="Table_20_Contents">Lizenz</text:p>
          </table:table-cell>
          <table:table-cell table:style-name="Tabelle1.A1" table:number-columns-spanned="3" office:value-type="string">
            <text:p text:style-name="P5">Funktionsumfang</text:p>
          </table:table-cell>
          <table:covered-table-cell/>
          <table:covered-table-cell/>
          <table:table-cell table:style-name="Tabelle1.A1" table:number-columns-spanned="3" office:value-type="string">
            <text:p text:style-name="P5">Geeignet für</text:p>
          </table:table-cell>
          <table:covered-table-cell/>
          <table:covered-table-cell/>
          <table:table-cell table:style-name="Tabelle1.J1" table:number-rows-spanned="2" office:value-type="string">
            <text:p text:style-name="Table_20_Contents">Preis</text:p>
          </table:table-cell>
        </table:table-row>
        <table:table-row>
          <table:covered-table-cell/>
          <table:covered-table-cell/>
          <table:covered-table-cell/>
          <table:table-cell table:style-name="Tabelle1.D2" office:value-type="string">
            <text:p text:style-name="P3">Lesen</text:p>
          </table:table-cell>
          <table:table-cell table:style-name="Tabelle1.D2" office:value-type="string">
            <text:p text:style-name="P2">XML Schreiben</text:p>
          </table:table-cell>
          <table:table-cell table:style-name="Tabelle1.D2" office:value-type="string">
            <text:p text:style-name="P3">PDF Schreiben</text:p>
          </table:table-cell>
          <table:table-cell table:style-name="Tabelle1.D2" office:value-type="string">
            <text:p text:style-name="P4">Kommerz. Sotware</text:p>
          </table:table-cell>
          <table:table-cell table:style-name="Tabelle1.D2" office:value-type="string">
            <text:p text:style-name="P4">Freeware</text:p>
          </table:table-cell>
          <table:table-cell table:style-name="Tabelle1.D2" office:value-type="string">
            <text:p text:style-name="P4">Open Source</text:p>
          </table:table-cell>
          <table:covered-table-cell/>
        </table:table-row>
        <table:table-row>
          <table:table-cell table:style-name="Tabelle1.D2" office:value-type="string">
            <text:p text:style-name="Table_20_Contents">intarsys</text:p>
          </table:table-cell>
          <table:table-cell table:style-name="Tabelle1.D2" office:value-type="string">
            <text:p text:style-name="Table_20_Contents">Java</text:p>
          </table:table-cell>
          <table:table-cell table:style-name="Tabelle1.D2" office:value-type="string">
            <text:p text:style-name="Table_20_Contents">proprietär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</text:p>
          </table:table-cell>
          <table:table-cell table:style-name="Tabelle1.J3" office:value-type="string">
            <text:p text:style-name="Table_20_Contents">a.A.</text:p>
          </table:table-cell>
        </table:table-row>
        <table:table-row>
          <table:table-cell table:style-name="Tabelle1.D2" office:value-type="string">
            <text:p text:style-name="Table_20_Contents">Konik</text:p>
          </table:table-cell>
          <table:table-cell table:style-name="Tabelle1.D2" office:value-type="string">
            <text:p text:style-name="Table_20_Contents">Java</text:p>
          </table:table-cell>
          <table:table-cell table:style-name="Tabelle1.D2" office:value-type="string">
            <text:p text:style-name="Table_20_Contents">AGPL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</text:p>
          </table:table-cell>
          <table:table-cell table:style-name="Tabelle1.J3" office:value-type="string">
            <text:p text:style-name="Table_20_Contents">0 €</text:p>
          </table:table-cell>
        </table:table-row>
        <table:table-row>
          <table:table-cell table:style-name="Tabelle1.D2" office:value-type="string">
            <text:p text:style-name="Table_20_Contents">Mustang</text:p>
          </table:table-cell>
          <table:table-cell table:style-name="Tabelle1.D2" office:value-type="string">
            <text:p text:style-name="Table_20_Contents">Java</text:p>
          </table:table-cell>
          <table:table-cell table:style-name="Tabelle1.D2" office:value-type="string">
            <text:p text:style-name="Table_20_Contents">APL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J3" office:value-type="string">
            <text:p text:style-name="Table_20_Contents">0 €</text:p>
          </table:table-cell>
        </table:table-row>
        <table:table-row>
          <table:table-cell table:style-name="Tabelle1.D2" office:value-type="string">
            <text:p text:style-name="Table_20_Contents">https://github.com/stephanstapel/ZUGFeRD-csharp</text:p>
          </table:table-cell>
          <table:table-cell table:style-name="Tabelle1.D2" office:value-type="string">
            <text:p text:style-name="Table_20_Contents">C#</text:p>
          </table:table-cell>
          <table:table-cell table:style-name="Tabelle1.D2" office:value-type="string">
            <text:p text:style-name="Table_20_Contents">APL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J3" office:value-type="string">
            <text:p text:style-name="Table_20_Contents">0 €</text:p>
          </table:table-cell>
        </table:table-row>
        <table:table-row>
          <table:table-cell table:style-name="Tabelle1.D2" office:value-type="string">
            <text:p text:style-name="Table_20_Contents">https://github.com/opendatalab-de/zugferd</text:p>
          </table:table-cell>
          <table:table-cell table:style-name="Tabelle1.D2" office:value-type="string">
            <text:p text:style-name="Table_20_Contents">Java</text:p>
          </table:table-cell>
          <table:table-cell table:style-name="Tabelle1.D2" office:value-type="string">
            <text:p text:style-name="Table_20_Contents">APL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J3" office:value-type="string">
            <text:p text:style-name="Table_20_Contents">0 €</text:p>
          </table:table-cell>
        </table:table-row>
      </table:table>
      <text:p text:style-name="Standard"><text:soft-page-break/></text:p>
      <text:h text:style-name="Heading_20_2" text:outline-level="2"/>
      <text:p text:style-name="Text_20_body"/>
      <text:h text:style-name="Heading_20_2" text:outline-level="2">Mustang</text:h>
      <text:p text:style-name="Text_20_body">Mit installiertem OpenOffice.org oder LibreOffice und Eclipse for Java.</text:p>
      <text:list xml:id="list8969596036202548285" text:style-name="L1">
        <text:list-item>
          <text:p text:style-name="P23">Starten Sie Eclipse, Neues Java-Eclipse-Projekt erstellen, beispielsweise „MustangSample“.</text:p>
        </text:list-item>
        <text:list-item>
          <text:p text:style-name="P23"><text:s/>Wechseln Sie in der Shell in den Ordner.</text:p>
        </text:list-item>
        <text:list-item>
          <text:p text:style-name="P23">Download von</text:p>
          <text:list>
            <text:list-item>
              <text:p text:style-name="P23">Apache PDFBox</text:p>
              <text:list>
                <text:list-item>
                  <text:p text:style-name="P23">Downloaden Sie http://apache.openmirror.de/pdfbox/1.8.6/pdfbox-1.8.6.jar </text:p>
                </text:list-item>
                <text:list-item>
                  <text:p text:style-name="P23">Downloaden Sie http://apache.openmirror.de/pdfbox/1.8.6/preflight-app-1.8.6.jar </text:p>
                </text:list-item>
                <text:list-item>
                  <text:p text:style-name="P23">Downloaden Sie http://apache.openmirror.de/pdfbox/1.8.6/xmpbox-1.8.6.jar <text:s/></text:p>
                </text:list-item>
              </text:list>
            </text:list-item>
            <text:list-item>
              <text:p text:style-name="P23">Mustang</text:p>
              <text:list>
                <text:list-item>
                  <text:p text:style-name="P23">Downloaden Sie <text:a xlink:type="simple" xlink:href="http://mustangproject.org/deploy/mustang-1.1.0.jar" text:style-name="Internet_20_link" text:visited-style-name="Visited_20_Internet_20_Link">http://mustangproject.org/deploy/mustang-1.1.0.jar</text:a></text:p>
                </text:list-item>
                <text:list-item>
                  <text:p text:style-name="P23">Downloaden Sie <text:s/><text:a xlink:type="simple" xlink:href="http://mustangproject.org/deploy/NOTICE" text:style-name="Internet_20_link" text:visited-style-name="Visited_20_Internet_20_Link">http://mustangproject.org/deploy/NOTICE</text:a></text:p>
                </text:list-item>
              </text:list>
            </text:list-item>
            <text:list-item>
              <text:p text:style-name="P23">Laden Sie </text:p>
              <text:list>
                <text:list-item>
                  <text:p text:style-name="P23">das Lesebeispiel von <text:a xlink:type="simple" xlink:href="http://www.mustangproject.org/MustangGnuaccountingBeispielRE-20140628_502" text:style-name="Internet_20_link" text:visited-style-name="Visited_20_Internet_20_Link">http://www.mustangproject.org/MustangGnuaccountingBeispielRE-20140703_502.pdf</text:a></text:p>
                </text:list-item>
                <text:list-item>
                  <text:p text:style-name="P23">und entweder</text:p>
                  <text:list>
                    <text:list-item>
                      <text:p text:style-name="P23">die Quelldatei im OpenOffice.org-Format <text:a xlink:type="simple" xlink:href="http://www.mustangproject.org/MustangGnuaccountingBeispielRE-20140628_502.odt" text:style-name="Internet_20_link" text:visited-style-name="Visited_20_Internet_20_Link">http://www.mustangproject.org/MustangGnuaccountingBeispielRE-20140703_502.odt</text:a> <text:s/>und</text:p>
                      <text:list>
                        <text:list-item>
                          <text:p text:style-name="P23">Öffnen Sie die Datei in OpenOffice.org</text:p>
                        </text:list-item>
                        <text:list-item>
                          <text:p text:style-name="P23">Datei|Exportieren als PDF: Wichtig ist hier, dass Sie die Checkbox PDF/A-1a setzen</text:p>
                        </text:list-item>
                        <text:list-item>
                          <text:p text:style-name="P23">Speichern Sie die PDF-Datei beispielsweise als „<text:a xlink:type="simple" xlink:href="http://www.mustangproject.org/MustangGnuaccountingBeispielRE-20140628_502blanko.pdf" text:style-name="Internet_20_link" text:visited-style-name="Visited_20_Internet_20_Link">MustangGnuaccountingBeispielRE-20140703_502blanko.pdf</text:a>“ im MustangSample-Ordner</text:p>
                        </text:list-item>
                      </text:list>
                    </text:list-item>
                    <text:list-item>
                      <text:p text:style-name="P23">Alternativ laden Sie direkt die daraus erzeugte PDF-Datei noch ohne ZUGFeRD-Metadaten von <text:a xlink:type="simple" xlink:href="http://www.mustangproject.org/MustangGnuaccountingBeispielRE-20140628_502blanko.pdf" text:style-name="Internet_20_link" text:visited-style-name="Visited_20_Internet_20_Link">http://www.mustangproject.org/MustangGnuaccountingBeispielRE-20140703_502blanko.pdf</text:a> herunter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">Wechseln Sie zurück zu Eclipse. Fügen Sie durch Rechtsklick auf das Projekt („Eigenschaften“) alle vier heruntergeladenen JAR-Dateien Projekteigenschaften als „externe Jars“ zum „Java Build Path“ Reiter „Bibliotheken“ hinzu.</text:p>
        </text:list-item>
      </text:list>
      <text:h text:style-name="Heading_20_3" text:outline-level="3"><text:soft-page-break/>Lesen</text:h>
      <text:list xml:id="list31180060" text:continue-numbering="true" text:style-name="L1">
        <text:list-item>
          <text:p text:style-name="P24">Erstellen Sie eine neue Java-Klasse unterhalb von src, beispielsweise MustangReader. inklusive „Public static void main()“ <text:s/></text:p>
        </text:list-item>
        <text:list-item>
          <text:p text:style-name="P16">Geben Sie innerhalb von Main „ZUGFeRDImporter zi=<text:span text:style-name="T1">new</text:span> ZUGFeRDImporter();“ ein und lassen Sie den Import durch STRG+SHIFT+O ergänzen</text:p>
        </text:list-item>
        <text:list-item>
          <text:p text:style-name="P16">verwenden Sie zi.extract(PDF-Dateiname) und ggf. canParse() um festzustellen ob es sich um ZUGFeRD-Daten handelt. </text:p>
        </text:list-item>
        <text:list-item>
          <text:p text:style-name="P16">Nach zi.parse() haben Sie Zugriff auf die getter wie getAmount()</text:p>
        </text:list-item>
        <text:list-item>
          <text:p text:style-name="P16">Welche Daten enthalten sind, können Sie der XML-Datei entnehmen die im ZUGFeRD-Beispiel-PDF eingebettet ist</text:p>
        </text:list-item>
      </text:list>
      <text:p text:style-name="P11"/>
      <text:h text:style-name="Heading_20_3" text:outline-level="3">Komplettes Lesebeispiel </text:h>
      <text:list xml:id="list31167823" text:continue-numbering="true" text:style-name="L1">
        <text:list-header>
          <text:p text:style-name="P18"><text:s/></text:p>
        </text:list-header>
      </text:list>
      <text:p text:style-name="P12"><text:span text:style-name="T1">package</text:span> sample;</text:p>
      <text:p text:style-name="P10"/>
      <text:p text:style-name="P10"><text:span text:style-name="T1">import</text:span><text:span text:style-name="T5"> org.mustangproject.ZUGFeRD.ZUGFeRDImporter;</text:span></text:p>
      <text:p text:style-name="P10"/>
      <text:p text:style-name="P10"><text:span text:style-name="T1">public</text:span><text:span text:style-name="T5"> </text:span><text:span text:style-name="T1">class</text:span><text:span text:style-name="T5"> Read {</text:span></text:p>
      <text:p text:style-name="P10"/>
      <text:p text:style-name="P10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args) {</text:span></text:p>
      <text:p text:style-name="P10"><text:span text:style-name="T5"><text:tab/><text:tab/>ZUGFeRDImporter zi=</text:span><text:span text:style-name="T1">new</text:span><text:span text:style-name="T5"> ZUGFeRDImporter();</text:span></text:p>
      <text:p text:style-name="P10"><text:span text:style-name="T5"><text:tab/><text:tab/>zi.extract(</text:span><text:span text:style-name="T14">"./MustangGnuaccountingBeispielRE-20140703_502.pdf"</text:span><text:span text:style-name="T5">);</text:span></text:p>
      <text:p text:style-name="P10"><text:span text:style-name="T5"><text:tab/><text:tab/>System.</text:span><text:span text:style-name="T19">out</text:span><text:span text:style-name="T5">.println(</text:span><text:span text:style-name="T14">"Lese ZUGFeRD"</text:span><text:span text:style-name="T5">);</text:span></text:p>
      <text:p text:style-name="P10"><text:span text:style-name="T5"><text:tab/><text:tab/></text:span><text:span text:style-name="T1">if</text:span><text:span text:style-name="T5"> (zi.canParse()) {</text:span></text:p>
      <text:p text:style-name="P8"><text:tab/><text:tab/><text:tab/>zi.parse();</text:p>
      <text:p text:style-name="P10"><text:span text:style-name="T5"><text:tab/><text:tab/><text:tab/>System.</text:span><text:span text:style-name="T19">out</text:span><text:span text:style-name="T5">.println(</text:span><text:span text:style-name="T14">"Fälliger Betrag:"</text:span><text:span text:style-name="T5">+zi.getAmount());</text:span></text:p>
      <text:p text:style-name="P10"><text:span text:style-name="T5"><text:tab/><text:tab/><text:tab/>System.</text:span><text:span text:style-name="T19">out</text:span><text:span text:style-name="T5">.println(</text:span><text:span text:style-name="T14">"BIC:"</text:span><text:span text:style-name="T5">+zi.getBIC());</text:span></text:p>
      <text:p text:style-name="P10"><text:span text:style-name="T5"><text:tab/><text:tab/><text:tab/>System.</text:span><text:span text:style-name="T19">out</text:span><text:span text:style-name="T5">.println(</text:span><text:span text:style-name="T14">"IBAN:"</text:span><text:span text:style-name="T5">+zi.getIBAN());</text:span></text:p>
      <text:p text:style-name="P10"><text:span text:style-name="T5"><text:tab/><text:tab/><text:tab/>System.</text:span><text:span text:style-name="T19">out</text:span><text:span text:style-name="T5">.println(</text:span><text:span text:style-name="T14">"Kontoinhaber:"</text:span><text:span text:style-name="T5">+zi.getHolder());</text:span></text:p>
      <text:p text:style-name="P10"><text:span text:style-name="T5"><text:tab/><text:tab/><text:tab/>System.</text:span><text:span text:style-name="T19">out</text:span><text:span text:style-name="T5">.println(</text:span><text:span text:style-name="T14">"Rechnungsnr:"</text:span><text:span text:style-name="T5">+zi.getForeignReference());</text:span></text:p>
      <text:p text:style-name="P8"><text:tab/><text:tab/><text:tab/></text:p>
      <text:p text:style-name="P8"><text:tab/><text:tab/>}</text:p>
      <text:p text:style-name="P8"><text:tab/><text:tab/></text:p>
      <text:p text:style-name="P10"/>
      <text:p text:style-name="P8"><text:tab/>}</text:p>
      <text:p text:style-name="P10"/>
      <text:p text:style-name="P8">}</text:p>
      <text:p text:style-name="P13"/>
      <text:h text:style-name="Heading_20_3" text:outline-level="3">Schreiben</text:h>
      <text:p text:style-name="Text_20_body">Ein Beispielprogramm zum Schreiben ist deshalb umfangreicher, weil erstens mehr Daten in einer differenzierteren Struktur geschrieben werden als derzeit beim Lesen benötigt und zweitens der Exporter <text:s/>sich seine Daten direkt per Interface, solzusagen in einer Art „pull-Ansatz“ holt. So wird zwar eine redundante Datenhaltung vermieden, ein Beispielprogramm muss jedoch Sorge tragen die Daten in geeigneter Weise zumindest im Arbeitsspeicher vorzuhalten. Bei der <text:s/>Einbindung in eine produktive Warenwirtschaft entfällt dieser Schritt, da die Warenwirtschaft die Daten ja bereits zu beliebigen Zeitpunkten zur Verfügung stellt.</text:p>
      <text:p text:style-name="Text_20_body">Das derzeit alternative ZUGFeRD-Open-Source-Projekt Konik (http://konik.io) verfolgt einen konventionellen „push-Ansatz“ in dem – für Beispielprogramme einfacher – Daten redundant durch setter-Methoden gesetzt werden.</text:p>
      <text:p text:style-name="Text_20_body"/>
      <text:list xml:id="list31194145" text:continue-list="list31167823" text:style-name="L1">
        <text:list-item text:start-value="1">
          <text:p text:style-name="P23"><text:soft-page-break/>Erstellen Sie eine neue Klasse unterhalb von src, beispielsweise MustangWriter inklusive des obligatorischen „Public static void main()“ .</text:p>
        </text:list-item>
        <text:list-item>
          <text:p text:style-name="P23">Ändern Sie <text:span text:style-name="T2">public</text:span><text:span text:style-name="T6"> </text:span><text:span text:style-name="T2">class</text:span><text:span text:style-name="T6"> MustangWriter </text:span><text:span text:style-name="T12">in</text:span><text:span text:style-name="T6"> </text:span><text:span text:style-name="T2">public</text:span><text:span text:style-name="T6"> </text:span><text:span text:style-name="T2">class</text:span><text:span text:style-name="T6"> </text:span><text:span text:style-name="T7">MustangWriter</text:span><text:span text:style-name="T6"> </text:span><text:span text:style-name="T2">implements</text:span><text:span text:style-name="T6"> IZUGFeRDExportableTransaction</text:span></text:p>
        </text:list-item>
        <text:list-item>
          <text:p text:style-name="P28">Fügen Sie innerhalb der Klasse MustangWriter folgende Klassen hinzu </text:p>
          <text:list>
            <text:list-item>
              <text:p text:style-name="P20"><text:span text:style-name="T1">class</text:span><text:span text:style-name="T5"> </text:span><text:span text:style-name="T10">Contact</text:span><text:span text:style-name="T5"> </text:span><text:span text:style-name="T1">implements</text:span><text:span text:style-name="T5"> IZUGFeRDExportableContact {}</text:span></text:p>
            </text:list-item>
            <text:list-item>
              <text:p text:style-name="P20"><text:span text:style-name="T1">class</text:span><text:span text:style-name="T5"> </text:span><text:span text:style-name="T10">Item</text:span><text:span text:style-name="T5"> </text:span><text:span text:style-name="T1">implements</text:span><text:span text:style-name="T5"> IZUGFeRDExportableItem {</text:span></text:p>
              <text:list>
                <text:list-header>
                  <text:p text:style-name="P20"><text:span text:style-name="T4">private</text:span><text:span text:style-name="T9"> BigDecimal </text:span><text:span text:style-name="T21">price</text:span><text:span text:style-name="T9">, </text:span><text:span text:style-name="T21">priceGross</text:span><text:span text:style-name="T9">, </text:span><text:span text:style-name="T21">quantity</text:span><text:span text:style-name="T9">, </text:span><text:span text:style-name="T21">totalGross</text:span><text:span text:style-name="T9">;</text:span></text:p>
                </text:list-header>
              </text:list>
            </text:list-item>
          </text:list>
        </text:list-item>
      </text:list>
      <text:p text:style-name="P9"><text:span text:style-name="T5"><text:tab/><text:tab/></text:span><text:span text:style-name="T1">private</text:span><text:span text:style-name="T5"> Product </text:span><text:span text:style-name="T18">product</text:span><text:span text:style-name="T5">;</text:span></text:p>
      <text:list xml:id="list31179357" text:continue-numbering="true" text:style-name="L1">
        <text:list-item>
          <text:list>
            <text:list-header>
              <text:p text:style-name="P19">}</text:p>
            </text:list-header>
            <text:list-item>
              <text:p text:style-name="P20"><text:span text:style-name="T1">class</text:span><text:span text:style-name="T5"> Product </text:span><text:span text:style-name="T1">implements</text:span><text:span text:style-name="T5"> IZUGFeRDExportableProduct {</text:span></text:p>
              <text:list>
                <text:list-header>
                  <text:p text:style-name="P20"><text:span text:style-name="T1">private</text:span><text:span text:style-name="T5"> String </text:span><text:span text:style-name="T18">description</text:span><text:span text:style-name="T5">, </text:span><text:span text:style-name="T18">name</text:span><text:span text:style-name="T5">, </text:span><text:span text:style-name="T18">unit</text:span><text:span text:style-name="T5">;</text:span></text:p>
                </text:list-header>
              </text:list>
            </text:list-item>
          </text:list>
        </text:list-item>
      </text:list>
      <text:p text:style-name="P9"><text:span text:style-name="T5"><text:tab/><text:tab/></text:span><text:span text:style-name="T1">private</text:span><text:span text:style-name="T5"> BigDecimal </text:span><text:span text:style-name="T18">VATPercent</text:span><text:span text:style-name="T5">;</text:span></text:p>
      <text:p text:style-name="P7"><text:tab/>}</text:p>
      <text:p text:style-name="P7"><text:tab/></text:p>
      <text:list xml:id="list31177940" text:continue-numbering="true" text:style-name="L1">
        <text:list-item>
          <text:p text:style-name="P24">Generieren Sie die Imports durch Drücken von STRG+SHIFT+O</text:p>
        </text:list-item>
        <text:list-item>
          <text:p text:style-name="P24">Markieren Sie den Klassennamen MustangWriter und drücken Sie ALT+SHIFT+S, wählen Sie <text:s/>Override/Implement Methods und drücken Return.</text:p>
        </text:list-item>
        <text:list-item>
          <text:p text:style-name="P24">Klicken Sie auf Contact und Wiederholen Sie den letzten Schritt.</text:p>
        </text:list-item>
        <text:list-item>
          <text:p text:style-name="P24">Klicken Sie auf Item, markieren Sie die Variablen und wählen Sie „Generate Getters and Setters“ nach drücken von ALT+SHIFT+S. Wählen Sie alle Member aus und drücken Sie Return.</text:p>
        </text:list-item>
        <text:list-item>
          <text:p text:style-name="P24">Klicken Sie erneut auf Item, drücken von ALT+SHIFT+S und wählen „Generate Constructor using Fields“. Wählen Sie erneut alle Member aus und drücken Sie Return.</text:p>
        </text:list-item>
        <text:list-item>
          <text:p text:style-name="P24">Wenden Sie die beiden letzten Schritte auch auf Product an: Klicken Sie auf Product, markieren Sie die Variablen und wählen Sie „Generate Getters and Setters“ nach drücken von ALT+SHIFT+S. Wählen Sie alle Member aus und drücken Sie Return.</text:p>
        </text:list-item>
        <text:list-item>
          <text:p text:style-name="P24">Klicken Sie erneut auf Product, drücken von ALT+SHIFT+S und wählen „Generate Constructor using Fields“. Wählen Sie erneut alle Member aus und drücken Sie Return.</text:p>
        </text:list-item>
        <text:list-item>
          <text:p text:style-name="P24">Folgende Methoden von Contact sollten Folgendes zurückgeben:</text:p>
          <text:list>
            <text:list-item>
              <text:p text:style-name="P20"><text:span text:style-name="T5">getCountry(): </text:span><text:span text:style-name="T14">"DE"</text:span></text:p>
            </text:list-item>
            <text:list-item>
              <text:p text:style-name="P20"><text:span text:style-name="T5">getLocation(): </text:span><text:span text:style-name="T14">"Spielkreis"</text:span></text:p>
            </text:list-item>
            <text:list-item>
              <text:p text:style-name="P20"><text:span text:style-name="T5">getName(): </text:span><text:span text:style-name="T14">"Theodor Est"</text:span></text:p>
            </text:list-item>
            <text:list-item>
              <text:p text:style-name="P20"><text:span text:style-name="T5">getStreet(): </text:span><text:span text:style-name="T14">"Bahnstr. 42"</text:span></text:p>
            </text:list-item>
            <text:list-item>
              <text:p text:style-name="P20"><text:span text:style-name="T5">getVATID(): </text:span><text:span text:style-name="T14">"DE999999999"</text:span></text:p>
            </text:list-item>
            <text:list-item>
              <text:p text:style-name="P20"><text:span text:style-name="T5">getZIP(): </text:span><text:span text:style-name="T14">"88802"</text:span><text:span text:style-name="T5">;</text:span></text:p>
            </text:list-item>
          </text:list>
        </text:list-item>
        <text:list-item>
          <text:p text:style-name="P24">Folgende Methoden der Hauptklasse -MustangWriter- sollten folgendes zurückgeben:</text:p>
          <text:list>
            <text:list-item>
              <text:p text:style-name="P21"><text:span text:style-name="T5">getDeliveryDate(): </text:span><text:span text:style-name="T1">new</text:span><text:span text:style-name="T5"> GregorianCalendar(2014,Calendar.</text:span><text:span text:style-name="T19">JULY</text:span><text:span text:style-name="T5">,3).getTime()</text:span></text:p>
            </text:list-item>
            <text:list-item>
              <text:p text:style-name="P25">CTRL+SHIFT+O importiert die dazu nötige GregorianCalendar Klasse</text:p>
            </text:list-item>
            <text:list-item>
              <text:p text:style-name="P29"><text:span text:style-name="T8">getDueDate(): </text:span><text:span text:style-name="T3">new</text:span><text:span text:style-name="T8"> GregorianCalendar(2014,Calendar.</text:span><text:span text:style-name="T20">JULY</text:span><text:span text:style-name="T8">,24).getTime()</text:span></text:p>
            </text:list-item>
            <text:list-item>
              <text:p text:style-name="P31"><text:span text:style-name="T5">getIssueDate(): </text:span><text:span text:style-name="T1">new</text:span><text:span text:style-name="T5"> GregorianCalendar(2014,Calendar.</text:span><text:span text:style-name="T19">JULY</text:span><text:span text:style-name="T5">,3).getTime()</text:span></text:p>
            </text:list-item>
            <text:list-item>
              <text:p text:style-name="P31"><text:span text:style-name="T9">getNumber(): </text:span><text:span text:style-name="T15">"RE-20140703/502"</text:span></text:p>
            </text:list-item>
            <text:list-item>
              <text:p text:style-name="P31"><text:span text:style-name="T9">getOwnBIC(): </text:span><text:span text:style-name="T15">"COBADEFXXX"</text:span></text:p>
            </text:list-item>
            <text:list-item>
              <text:p text:style-name="P31"><text:soft-page-break/><text:span text:style-name="T5">getOwnBankName(): </text:span><text:span text:style-name="T17">"Commerzbank"</text:span></text:p>
            </text:list-item>
            <text:list-item>
              <text:p text:style-name="P21"><text:span text:style-name="T5">getOwnCountry() </text:span><text:span text:style-name="T14">"DE"</text:span></text:p>
            </text:list-item>
            <text:list-item>
              <text:p text:style-name="P31"><text:span text:style-name="T5">getOwnIBAN(): </text:span><text:span text:style-name="T14">"DE88 2008 0000 0970 3757 00"</text:span></text:p>
            </text:list-item>
            <text:list-item>
              <text:p text:style-name="P21"><text:span text:style-name="T5">getOwnLocation() </text:span><text:span text:style-name="T14">"Stadthausen"</text:span></text:p>
            </text:list-item>
            <text:list-item>
              <text:p text:style-name="P31"><text:span text:style-name="T9">getOwnOrganisationName(): </text:span><text:span text:style-name="T15">"Bei Spiel GmbH"</text:span></text:p>
            </text:list-item>
            <text:list-item>
              <text:p text:style-name="P21"><text:span text:style-name="T5">getOwnStreet() </text:span><text:span text:style-name="T14">"Ecke 12"</text:span></text:p>
            </text:list-item>
            <text:list-item>
              <text:p text:style-name="P31"><text:span text:style-name="T5">getOwnTaxID(): </text:span><text:span text:style-name="T14">"22/815/0815/4"</text:span></text:p>
            </text:list-item>
            <text:list-item>
              <text:p text:style-name="P31"><text:span text:style-name="T5">getOwnVATID(): </text:span><text:span text:style-name="T14">"DE136695976"</text:span></text:p>
            </text:list-item>
            <text:list-item>
              <text:p text:style-name="P21"><text:span text:style-name="T5">getOwnZIP() </text:span><text:span text:style-name="T14">"12345“</text:span></text:p>
            </text:list-item>
            <text:list-item>
              <text:p text:style-name="P31"><text:span text:style-name="T9">getRecipient(): </text:span><text:span text:style-name="T4">new</text:span><text:span text:style-name="T9"> Contact()</text:span></text:p>
            </text:list-item>
            <text:list-item>
              <text:p text:style-name="P31"><text:span text:style-name="T9">getTotal(): </text:span><text:span text:style-name="T4">new</text:span><text:span text:style-name="T9"> BigDecimal(</text:span><text:span text:style-name="T15">"496.00"</text:span><text:span text:style-name="T9">)</text:span></text:p>
            </text:list-item>
            <text:list-item>
              <text:p text:style-name="P31"><text:span text:style-name="T5">getTotalGross(): </text:span><text:span text:style-name="T1">new</text:span><text:span text:style-name="T5"> BigDecimal(</text:span><text:span text:style-name="T14">"571.04"</text:span><text:span text:style-name="T5">)</text:span></text:p>
              <text:p text:style-name="P22"/>
            </text:list-item>
            <text:list-item>
              <text:p text:style-name="P16">getZFItems() der Hauptklasse kann jetzt Produkte anlegen und diese als Array von Posten (Items) zurückliefern:</text:p>
            </text:list-item>
          </text:list>
          <text:p text:style-name="P20"><text:span text:style-name="T5"><text:tab/><text:tab/>Item[] allItems=</text:span><text:span text:style-name="T1">new</text:span><text:span text:style-name="T5"> Item[3];</text:span></text:p>
        </text:list-item>
      </text:list>
      <text:p text:style-name="P9"><text:span text:style-name="T5"><text:tab/><text:tab/>Product designProduct=</text:span><text:span text:style-name="T1">new</text:span><text:span text:style-name="T5"> Product(</text:span><text:span text:style-name="T14">""</text:span><text:span text:style-name="T5">, </text:span><text:span text:style-name="T14">"Künstlerische Gestaltung (Stunde)"</text:span><text:span text:style-name="T5">, </text:span><text:span text:style-name="T14">"HUR"</text:span><text:span text:style-name="T5">, </text:span><text:span text:style-name="T1">new</text:span><text:span text:style-name="T5"> BigDecimal(</text:span><text:span text:style-name="T14">"7.000000"</text:span><text:span text:style-name="T5">));</text:span></text:p>
      <text:p text:style-name="P9"><text:span text:style-name="T5"><text:tab/><text:tab/>Product balloonProduct=</text:span><text:span text:style-name="T1">new</text:span><text:span text:style-name="T5"> Product(</text:span><text:span text:style-name="T14">""</text:span><text:span text:style-name="T5">, </text:span><text:span text:style-name="T14">"Luftballon"</text:span><text:span text:style-name="T5">, </text:span><text:span text:style-name="T14">"C62"</text:span><text:span text:style-name="T5">, </text:span><text:span text:style-name="T1">new</text:span><text:span text:style-name="T5"> BigDecimal(</text:span><text:span text:style-name="T14">"19.000000"</text:span><text:span text:style-name="T5">));</text:span></text:p>
      <text:p text:style-name="P9"><text:span text:style-name="T5"><text:tab/><text:tab/>Product airProduct=</text:span><text:span text:style-name="T1">new</text:span><text:span text:style-name="T5"> Product(</text:span><text:span text:style-name="T14">""</text:span><text:span text:style-name="T5">, </text:span><text:span text:style-name="T14">"Heiße Luft pro Liter"</text:span><text:span text:style-name="T5">, </text:span><text:span text:style-name="T14">"LTR"</text:span><text:span text:style-name="T5">, </text:span><text:span text:style-name="T1">new</text:span><text:span text:style-name="T5"> BigDecimal(</text:span><text:span text:style-name="T14">"19.000000"</text:span><text:span text:style-name="T5">));</text:span></text:p>
      <text:p text:style-name="P7"><text:tab/><text:tab/></text:p>
      <text:p text:style-name="P9"><text:span text:style-name="T5"><text:tab/><text:tab/>allItems[0]=</text:span><text:span text:style-name="T1">new</text:span><text:span text:style-name="T5"> Item(</text:span><text:span text:style-name="T1">new</text:span><text:span text:style-name="T5"> BigDecimal(</text:span><text:span text:style-name="T14">"160"</text:span><text:span text:style-name="T5">), </text:span><text:span text:style-name="T1">new</text:span><text:span text:style-name="T5"> BigDecimal(</text:span><text:span text:style-name="T14">"171.20"</text:span><text:span text:style-name="T5">), </text:span><text:span text:style-name="T1">new</text:span><text:span text:style-name="T5"> BigDecimal(</text:span><text:span text:style-name="T14">"1"</text:span><text:span text:style-name="T5">), </text:span><text:span text:style-name="T1">new</text:span><text:span text:style-name="T5"> BigDecimal(</text:span><text:span text:style-name="T14">"171.20"</text:span><text:span text:style-name="T5">), designProduct);</text:span></text:p>
      <text:p text:style-name="P9"><text:span text:style-name="T5"><text:tab/><text:tab/>allItems[1]=</text:span><text:span text:style-name="T1">new</text:span><text:span text:style-name="T5"> Item(</text:span><text:span text:style-name="T1">new</text:span><text:span text:style-name="T5"> BigDecimal(</text:span><text:span text:style-name="T14">"0.79"</text:span><text:span text:style-name="T5">), </text:span><text:span text:style-name="T1">new</text:span><text:span text:style-name="T5"> BigDecimal(</text:span><text:span text:style-name="T14">"0.94"</text:span><text:span text:style-name="T5">), </text:span><text:span text:style-name="T1">new</text:span><text:span text:style-name="T5"> BigDecimal(</text:span><text:span text:style-name="T14">"400"</text:span><text:span text:style-name="T5">), </text:span><text:span text:style-name="T1">new</text:span><text:span text:style-name="T5"> BigDecimal(</text:span><text:span text:style-name="T14">"376.04"</text:span><text:span text:style-name="T5">), balloonProduct);</text:span></text:p>
      <text:p text:style-name="P9"><text:span text:style-name="T5"><text:tab/><text:tab/>allItems[2]=</text:span><text:span text:style-name="T1">new</text:span><text:span text:style-name="T5"> Item(</text:span><text:span text:style-name="T1">new</text:span><text:span text:style-name="T5"> BigDecimal(</text:span><text:span text:style-name="T14">"0.10"</text:span><text:span text:style-name="T5">), </text:span><text:span text:style-name="T1">new</text:span><text:span text:style-name="T5"> BigDecimal(</text:span><text:span text:style-name="T14">"0.12"</text:span><text:span text:style-name="T5">), </text:span><text:span text:style-name="T1">new</text:span><text:span text:style-name="T5"> BigDecimal(</text:span><text:span text:style-name="T14">"200"</text:span><text:span text:style-name="T5">), </text:span><text:span text:style-name="T1">new</text:span><text:span text:style-name="T5"> BigDecimal(</text:span><text:span text:style-name="T14">"23.80"</text:span><text:span text:style-name="T5">), airProduct);</text:span></text:p>
      <text:p text:style-name="P9"><text:span text:style-name="T5"><text:tab/><text:tab/></text:span><text:span text:style-name="T1">return</text:span><text:span text:style-name="T5"> allItems;</text:span></text:p>
      <text:list xml:id="list6378260501053909230" text:style-name="L2">
        <text:list-header>
          <text:p text:style-name="P17"/>
        </text:list-header>
      </text:list>
      <text:list xml:id="list31190637" text:continue-list="list31177940" text:style-name="L1">
        <text:list-item>
          <text:list>
            <text:list-item>
              <text:p text:style-name="P24">Legen Sie eine neue Funktion, beispielspweise namens „apply“ an (private reicht).</text:p>
            </text:list-item>
            <text:list-item>
              <text:p text:style-name="P24">In der Main-Methode der Hauptklasse instantiiert man jetzt die Klasse und rufen Sie dort apply() auf. </text:p>
            </text:list-item>
            <text:list-item>
              <text:p text:style-name="P24">In der apply-Methode kann man jetzt ein PDDocument </text:p>
              <text:list>
                <text:list-item>
                  <text:p text:style-name="P24">laden, </text:p>
                </text:list-item>
                <text:list-item>
                  <text:p text:style-name="P24">einen ZUGFeRDExporter instantiieren, </text:p>
                </text:list-item>
                <text:list-item>
                  <text:p text:style-name="P30"><text:span text:style-name="T5">dessen </text:span><text:span text:style-name="T13">PDFmakeA3compliant (mit „Producer“, also Anwendungs- und „Creator“ also Autorenname) und </text:span></text:p>
                </text:list-item>
                <text:list-item>
                  <text:p text:style-name="P24">PDFattachZugferdFile-Methoden (mit this als IZUGFeRDExportableTransaction) aufrufen sowie</text:p>
                </text:list-item>
                <text:list-item>
                  <text:p text:style-name="P30"><text:span text:style-name="T5">das PDDocument wieder speichern. Die apply-Methode sieht dann – mit entsprechenden try/catch-Blöcken- beispielsweise so aus: <text:s text:c="2"/></text:span><text:span text:style-name="T13"><text:tab/><text:tab/></text:span></text:p>
                </text:list-item>
              </text:list>
            </text:list-item>
          </text:list>
        </text:list-item>
      </text:list>
      <text:p text:style-name="P14"><text:tab/><text:tab/>PDDocument doc; </text:p>
      <text:p text:style-name="P9"><text:span text:style-name="T5"><text:tab/><text:tab/></text:span><text:span text:style-name="T1">try</text:span><text:span text:style-name="T5"> { </text:span></text:p>
      <text:p text:style-name="P9"><text:soft-page-break/><text:span text:style-name="T5"><text:tab/><text:tab/><text:tab/>System.</text:span><text:span text:style-name="T19">out</text:span><text:span text:style-name="T5">.println(</text:span><text:span text:style-name="T14">"Lese Blanko-PDF"</text:span><text:span text:style-name="T5">);</text:span></text:p>
      <text:p text:style-name="P9"><text:span text:style-name="T5"><text:tab/><text:tab/><text:tab/>doc = PDDocument.</text:span><text:span text:style-name="T11">load</text:span><text:span text:style-name="T5">(</text:span><text:span text:style-name="T14">"./MustangGnuaccountingBeispielRE-20140703_502blanko.pdf"</text:span><text:span text:style-name="T5">); </text:span></text:p>
      <text:p text:style-name="P9"><text:span text:style-name="T5"><text:tab/><text:tab/><text:tab/></text:span><text:span text:style-name="T23">// automatically add </text:span><text:span text:style-name="T24">Zugferd</text:span><text:span text:style-name="T23"> to all outgoing invoices </text:span></text:p>
      <text:p text:style-name="P9"><text:span text:style-name="T5"><text:tab/><text:tab/><text:tab/>ZUGFeRDExporter ze = </text:span><text:span text:style-name="T1">new</text:span><text:span text:style-name="T5"> ZUGFeRDExporter(); </text:span></text:p>
      <text:p text:style-name="P9"><text:span text:style-name="T5"><text:tab/><text:tab/><text:tab/>System.</text:span><text:span text:style-name="T19">out</text:span><text:span text:style-name="T5">.println(</text:span><text:span text:style-name="T14">"Wandle in PDF/A-3u um"</text:span><text:span text:style-name="T5">);</text:span></text:p>
      <text:p text:style-name="P9"><text:span text:style-name="T5"><text:tab/><text:tab/><text:tab/>ze.PDFmakeA3compliant(doc, </text:span><text:span text:style-name="T14">"My Application"</text:span><text:span text:style-name="T5">, </text:span></text:p>
      <text:p text:style-name="P9"><text:span text:style-name="T5"><text:tab/><text:tab/><text:tab/><text:tab/><text:tab/>System.</text:span><text:span text:style-name="T11">getProperty</text:span><text:span text:style-name="T5">(</text:span><text:span text:style-name="T14">"user.name"</text:span><text:span text:style-name="T5">), </text:span><text:span text:style-name="T1">true</text:span><text:span text:style-name="T5">); </text:span></text:p>
      <text:p text:style-name="P9"><text:span text:style-name="T5"><text:tab/><text:tab/><text:tab/>System.</text:span><text:span text:style-name="T19">out</text:span><text:span text:style-name="T5">.println(</text:span><text:span text:style-name="T14">"ZUGFeRD-Daten generieren und anhängen"</text:span><text:span text:style-name="T5">);</text:span></text:p>
      <text:p text:style-name="P9"><text:span text:style-name="T5"><text:tab/><text:tab/><text:tab/>ze.PDFattachZugferdFile(doc, </text:span><text:span text:style-name="T1">this</text:span><text:span text:style-name="T5">); </text:span></text:p>
      <text:p text:style-name="P9"><text:span text:style-name="T5"><text:tab/><text:tab/><text:tab/>System.</text:span><text:span text:style-name="T19">out</text:span><text:span text:style-name="T5">.println(</text:span><text:span text:style-name="T14">"Schreibe ZUGFeRD-PDF"</text:span><text:span text:style-name="T5">);</text:span></text:p>
      <text:p text:style-name="P9"><text:span text:style-name="T5"><text:tab/><text:tab/><text:tab/>doc.save(</text:span><text:span text:style-name="T14">"./MustangGnuaccountingBeispielRE-20140703_502new.pdf"</text:span><text:span text:style-name="T5">); </text:span></text:p>
      <text:p text:style-name="P9"><text:span text:style-name="T5"><text:tab/><text:tab/><text:tab/>System.</text:span><text:span text:style-name="T19">out</text:span><text:span text:style-name="T5">.println(</text:span><text:span text:style-name="T14">"Fertig."</text:span><text:span text:style-name="T5">);<text:tab/><text:tab/><text:tab/></text:span></text:p>
      <text:p text:style-name="P9"><text:span text:style-name="T5"><text:tab/><text:tab/>} </text:span><text:span text:style-name="T1">catch</text:span><text:span text:style-name="T5"> (IOException e) { </text:span></text:p>
      <text:p text:style-name="P7"><text:tab/><text:tab/><text:tab/>e.printStackTrace(); </text:p>
      <text:p text:style-name="P9"><text:span text:style-name="T5"><text:tab/><text:tab/>} </text:span><text:span text:style-name="T1">catch</text:span><text:span text:style-name="T5"> (TransformerException e) { </text:span></text:p>
      <text:p text:style-name="P7"><text:tab/><text:tab/><text:tab/>e.printStackTrace(); </text:p>
      <text:p text:style-name="P9"><text:span text:style-name="T5"><text:tab/><text:tab/>} </text:span><text:span text:style-name="T1">catch</text:span><text:span text:style-name="T5"> (COSVisitorException e) { </text:span></text:p>
      <text:p text:style-name="P7"><text:tab/><text:tab/><text:tab/>e.printStackTrace(); </text:p>
      <text:p text:style-name="P7"><text:tab/><text:tab/>}</text:p>
      <text:p text:style-name="P14"/>
      <text:list xml:id="list31169899" text:continue-numbering="true" text:style-name="L1">
        <text:list-item>
          <text:list>
            <text:list-item>
              <text:p text:style-name="P24">Ein CTRL+SHIFT+O hilft wieder beim Hinzufügen der nötigen Imports</text:p>
            </text:list-item>
            <text:list-item>
              <text:p text:style-name="P24">„My Application“ und <text:span text:style-name="T25">System.</text:span><text:span text:style-name="T26">getProperty</text:span><text:span text:style-name="T25">(</text:span><text:span text:style-name="T16">"user.name"</text:span><text:span text:style-name="T25">) </text:span>werden in den Metadaten als „Producer“ (in etwa: erstellende Anwendung) beziehungsweise „Creator“ (in etwa: Autor) gespeichert. Bitte passen Sie die Werte entsprechend Ihrer Anwendung an.</text:p>
            </text:list-item>
            <text:list-item>
              <text:p text:style-name="P24">Passen Sie die NOTICE-Datei an und fügen Sie Ihrer Anwendung hinzu.</text:p>
              <text:list>
                <text:list-header>
                  <text:p text:style-name="P26"/>
                </text:list-header>
              </text:list>
            </text:list-item>
          </text:list>
        </text:list-item>
      </text:list>
      <text:p text:style-name="P7"><text:tab/><text:tab/></text:p>
      <text:list xml:id="list3976044313173158659" text:style-name="L3">
        <text:list-item>
          <text:p text:style-name="P27"/>
        </text:list-item>
      </text:list>
      <text:h text:style-name="Heading_20_3" text:outline-level="3">Komplettes Schreibbeispiel</text:h>
      <text:p text:style-name="P10"><text:span text:style-name="T1">import</text:span><text:span text:style-name="T5"> java.io.IOException;</text:span></text:p>
      <text:p text:style-name="P10"><text:span text:style-name="T1">import</text:span><text:span text:style-name="T5"> java.math.BigDecimal;</text:span></text:p>
      <text:p text:style-name="P10"><text:span text:style-name="T1">import</text:span><text:span text:style-name="T5"> java.util.Calendar;</text:span></text:p>
      <text:p text:style-name="P10"><text:span text:style-name="T1">import</text:span><text:span text:style-name="T5"> java.util.Date;</text:span></text:p>
      <text:p text:style-name="P10"><text:span text:style-name="T1">import</text:span><text:span text:style-name="T5"> java.util.GregorianCalendar;</text:span></text:p>
      <text:p text:style-name="P10"/>
      <text:p text:style-name="P10"><text:span text:style-name="T1">import</text:span><text:span text:style-name="T5"> javax.xml.transform.TransformerException;</text:span></text:p>
      <text:p text:style-name="P10"/>
      <text:p text:style-name="P10"><text:span text:style-name="T1">import</text:span><text:span text:style-name="T5"> org.apache.pdfbox.exceptions.COSVisitorException;</text:span></text:p>
      <text:p text:style-name="P10"><text:span text:style-name="T1">import</text:span><text:span text:style-name="T5"> org.apache.pdfbox.pdmodel.PDDocument;</text:span></text:p>
      <text:p text:style-name="P10"><text:span text:style-name="T1">import</text:span><text:span text:style-name="T5"> org.mustangproject.ZUGFeRD.IZUGFeRDExportableContact;</text:span></text:p>
      <text:p text:style-name="P10"><text:span text:style-name="T1">import</text:span><text:span text:style-name="T5"> org.mustangproject.ZUGFeRD.IZUGFeRDExportableItem;</text:span></text:p>
      <text:p text:style-name="P10"><text:span text:style-name="T1">import</text:span><text:span text:style-name="T5"> org.mustangproject.ZUGFeRD.IZUGFeRDExportableProduct;</text:span></text:p>
      <text:p text:style-name="P10"><text:span text:style-name="T1">import</text:span><text:span text:style-name="T5"> org.mustangproject.ZUGFeRD.IZUGFeRDExportableTransaction;</text:span></text:p>
      <text:p text:style-name="P10"><text:span text:style-name="T1">import</text:span><text:span text:style-name="T5"> org.mustangproject.ZUGFeRD.ZUGFeRDExporter;</text:span></text:p>
      <text:p text:style-name="P10"/>
      <text:p text:style-name="P10"><text:span text:style-name="T1">public</text:span><text:span text:style-name="T5"> </text:span><text:span text:style-name="T1">class</text:span><text:span text:style-name="T5"> MustangWriter </text:span><text:span text:style-name="T1">implements</text:span><text:span text:style-name="T5"> IZUGFeRDExportableTransaction {</text:span>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Date getDeliveryDate() {</text:span></text:p>
      <text:p text:style-name="P10"><text:span text:style-name="T5"><text:tab/><text:tab/></text:span><text:span text:style-name="T1">return</text:span><text:span text:style-name="T5"> </text:span><text:span text:style-name="T1">new</text:span><text:span text:style-name="T5"> GregorianCalendar(2014, Calendar.</text:span><text:span text:style-name="T19">JULY</text:span><text:span text:style-name="T5">, 3).getTime()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Date getDueDate() {</text:span></text:p>
      <text:p text:style-name="P10"><text:span text:style-name="T5"><text:tab/><text:tab/></text:span><text:span text:style-name="T1">return</text:span><text:span text:style-name="T5"> </text:span><text:span text:style-name="T1">new</text:span><text:span text:style-name="T5"> GregorianCalendar(2014, Calendar.</text:span><text:span text:style-name="T19">JULY</text:span><text:span text:style-name="T5">, 24).getTime();</text:span></text:p>
      <text:p text:style-name="P8"><text:soft-page-break/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Date getIssueDate() {</text:span></text:p>
      <text:p text:style-name="P10"><text:span text:style-name="T5"><text:tab/><text:tab/></text:span><text:span text:style-name="T1">return</text:span><text:span text:style-name="T5"> </text:span><text:span text:style-name="T1">new</text:span><text:span text:style-name="T5"> GregorianCalendar(2014, Calendar.</text:span><text:span text:style-name="T19">JULY</text:span><text:span text:style-name="T5">, 3).getTime()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String getNumber() {</text:span></text:p>
      <text:p text:style-name="P10"><text:span text:style-name="T5"><text:tab/><text:tab/></text:span><text:span text:style-name="T1">return</text:span><text:span text:style-name="T5"> </text:span><text:span text:style-name="T14">"RE-20140703/502"</text:span><text:span text:style-name="T5">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String getOwnBIC() {</text:span></text:p>
      <text:p text:style-name="P10"><text:span text:style-name="T5"><text:tab/><text:tab/></text:span><text:span text:style-name="T1">return</text:span><text:span text:style-name="T5"> </text:span><text:span text:style-name="T14">"COBADEFXXX"</text:span><text:span text:style-name="T5">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String getOwnBankName() {</text:span></text:p>
      <text:p text:style-name="P10"><text:span text:style-name="T5"><text:tab/><text:tab/></text:span><text:span text:style-name="T1">return</text:span><text:span text:style-name="T5"> </text:span><text:span text:style-name="T14">"Commerzbank"</text:span><text:span text:style-name="T5">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String getOwnCountry() {</text:span></text:p>
      <text:p text:style-name="P10"><text:span text:style-name="T5"><text:tab/><text:tab/></text:span><text:span text:style-name="T1">return</text:span><text:span text:style-name="T5"> </text:span><text:span text:style-name="T14">"DE"</text:span><text:span text:style-name="T5">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String getOwnIBAN() {</text:span></text:p>
      <text:p text:style-name="P10"><text:span text:style-name="T5"><text:tab/><text:tab/></text:span><text:span text:style-name="T1">return</text:span><text:span text:style-name="T5"> </text:span><text:span text:style-name="T14">"DE88 2008 0000 0970 3757 00"</text:span><text:span text:style-name="T5">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String getOwnLocation() {</text:span></text:p>
      <text:p text:style-name="P10"><text:span text:style-name="T5"><text:tab/><text:tab/></text:span><text:span text:style-name="T1">return</text:span><text:span text:style-name="T5"> </text:span><text:span text:style-name="T14">"Stadthausen"</text:span><text:span text:style-name="T5">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String getOwnOrganisationName() {</text:span></text:p>
      <text:p text:style-name="P10"><text:span text:style-name="T5"><text:tab/><text:tab/></text:span><text:span text:style-name="T1">return</text:span><text:span text:style-name="T5"> </text:span><text:span text:style-name="T14">"Bei Spiel GmbH"</text:span><text:span text:style-name="T5">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String getOwnStreet() {</text:span></text:p>
      <text:p text:style-name="P10"><text:span text:style-name="T5"><text:tab/><text:tab/></text:span><text:span text:style-name="T1">return</text:span><text:span text:style-name="T5"> </text:span><text:span text:style-name="T14">"Ecke 12"</text:span><text:span text:style-name="T5">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String getOwnTaxID() {</text:span></text:p>
      <text:p text:style-name="P10"><text:span text:style-name="T5"><text:tab/><text:tab/></text:span><text:span text:style-name="T1">return</text:span><text:span text:style-name="T5"> </text:span><text:span text:style-name="T14">"22/815/0815/4"</text:span><text:span text:style-name="T5">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String getOwnVATID() {</text:span></text:p>
      <text:p text:style-name="P10"><text:span text:style-name="T5"><text:tab/><text:tab/></text:span><text:span text:style-name="T1">return</text:span><text:span text:style-name="T5"> </text:span><text:span text:style-name="T14">"DE136695976"</text:span><text:span text:style-name="T5">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String getOwnZIP() {</text:span></text:p>
      <text:p text:style-name="P10"><text:span text:style-name="T5"><text:tab/><text:tab/></text:span><text:span text:style-name="T1">return</text:span><text:span text:style-name="T5"> </text:span><text:span text:style-name="T14">"12345"</text:span><text:span text:style-name="T5">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IZUGFeRDExportableContact getRecipient() {</text:span></text:p>
      <text:p text:style-name="P10"><text:span text:style-name="T5"><text:tab/><text:tab/></text:span><text:span text:style-name="T1">return</text:span><text:span text:style-name="T5"> </text:span><text:span text:style-name="T1">new</text:span><text:span text:style-name="T5"> Contact()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BigDecimal getTotal() {</text:span></text:p>
      <text:p text:style-name="P10"><text:span text:style-name="T5"><text:tab/><text:tab/></text:span><text:span text:style-name="T1">return</text:span><text:span text:style-name="T5"> </text:span><text:span text:style-name="T1">new</text:span><text:span text:style-name="T5"> BigDecimal(</text:span><text:span text:style-name="T14">"496.00"</text:span><text:span text:style-name="T5">);</text:span></text:p>
      <text:p text:style-name="P8"><text:tab/>}</text:p>
      <text:p text:style-name="P10"><text:soft-page-break/></text:p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BigDecimal getTotalGross() {</text:span></text:p>
      <text:p text:style-name="P10"><text:span text:style-name="T5"><text:tab/><text:tab/></text:span><text:span text:style-name="T1">return</text:span><text:span text:style-name="T5"> </text:span><text:span text:style-name="T1">new</text:span><text:span text:style-name="T5"> BigDecimal(</text:span><text:span text:style-name="T14">"571.04"</text:span><text:span text:style-name="T5">);</text:span></text:p>
      <text:p text:style-name="P8"><text:tab/>}</text:p>
      <text:p text:style-name="P10"/>
      <text:p text:style-name="P10"><text:span text:style-name="T5"><text:tab/></text:span><text:span text:style-name="T22">@Override</text:span></text:p>
      <text:p text:style-name="P10"><text:span text:style-name="T5"><text:tab/></text:span><text:span text:style-name="T1">public</text:span><text:span text:style-name="T5"> IZUGFeRDExportableItem[] getZFItems() {</text:span></text:p>
      <text:p text:style-name="P10"><text:span text:style-name="T5"><text:tab/><text:tab/>Item[] allItems=</text:span><text:span text:style-name="T1">new</text:span><text:span text:style-name="T5"> Item[3];</text:span></text:p>
      <text:p text:style-name="P10"><text:span text:style-name="T5"><text:tab/><text:tab/>Product designProduct=</text:span><text:span text:style-name="T1">new</text:span><text:span text:style-name="T5"> Product(</text:span><text:span text:style-name="T14">""</text:span><text:span text:style-name="T5">, </text:span><text:span text:style-name="T14">"Künstlerische Gestaltung (Stunde)"</text:span><text:span text:style-name="T5">, </text:span><text:span text:style-name="T14">"HUR"</text:span><text:span text:style-name="T5">, </text:span><text:span text:style-name="T1">new</text:span><text:span text:style-name="T5"> BigDecimal(</text:span><text:span text:style-name="T14">"7.000000"</text:span><text:span text:style-name="T5">));</text:span></text:p>
      <text:p text:style-name="P10"><text:span text:style-name="T5"><text:tab/><text:tab/>Product balloonProduct=</text:span><text:span text:style-name="T1">new</text:span><text:span text:style-name="T5"> Product(</text:span><text:span text:style-name="T14">""</text:span><text:span text:style-name="T5">, </text:span><text:span text:style-name="T14">"Luftballon"</text:span><text:span text:style-name="T5">, </text:span><text:span text:style-name="T14">"C62"</text:span><text:span text:style-name="T5">, </text:span><text:span text:style-name="T1">new</text:span><text:span text:style-name="T5"> BigDecimal(</text:span><text:span text:style-name="T14">"19.000000"</text:span><text:span text:style-name="T5">));</text:span></text:p>
      <text:p text:style-name="P10"><text:span text:style-name="T5"><text:tab/><text:tab/>Product airProduct=</text:span><text:span text:style-name="T1">new</text:span><text:span text:style-name="T5"> Product(</text:span><text:span text:style-name="T14">""</text:span><text:span text:style-name="T5">, </text:span><text:span text:style-name="T14">"Heiße Luft pro Liter"</text:span><text:span text:style-name="T5">, </text:span><text:span text:style-name="T14">"LTR"</text:span><text:span text:style-name="T5">, </text:span><text:span text:style-name="T1">new</text:span><text:span text:style-name="T5"> BigDecimal(</text:span><text:span text:style-name="T14">"19.000000"</text:span><text:span text:style-name="T5">));</text:span></text:p>
      <text:p text:style-name="P8"><text:tab/><text:tab/></text:p>
      <text:p text:style-name="P10"><text:span text:style-name="T5"><text:tab/><text:tab/>allItems[0]=</text:span><text:span text:style-name="T1">new</text:span><text:span text:style-name="T5"> Item(</text:span><text:span text:style-name="T1">new</text:span><text:span text:style-name="T5"> BigDecimal(</text:span><text:span text:style-name="T14">"160"</text:span><text:span text:style-name="T5">), </text:span><text:span text:style-name="T1">new</text:span><text:span text:style-name="T5"> BigDecimal(</text:span><text:span text:style-name="T14">"171.20"</text:span><text:span text:style-name="T5">), </text:span><text:span text:style-name="T1">new</text:span><text:span text:style-name="T5"> BigDecimal(</text:span><text:span text:style-name="T14">"1"</text:span><text:span text:style-name="T5">), </text:span><text:span text:style-name="T1">new</text:span><text:span text:style-name="T5"> BigDecimal(</text:span><text:span text:style-name="T14">"171.20"</text:span><text:span text:style-name="T5">), designProduct);</text:span></text:p>
      <text:p text:style-name="P10"><text:span text:style-name="T5"><text:tab/><text:tab/>allItems[1]=</text:span><text:span text:style-name="T1">new</text:span><text:span text:style-name="T5"> Item(</text:span><text:span text:style-name="T1">new</text:span><text:span text:style-name="T5"> BigDecimal(</text:span><text:span text:style-name="T14">"0.79"</text:span><text:span text:style-name="T5">), </text:span><text:span text:style-name="T1">new</text:span><text:span text:style-name="T5"> BigDecimal(</text:span><text:span text:style-name="T14">"0.94"</text:span><text:span text:style-name="T5">), </text:span><text:span text:style-name="T1">new</text:span><text:span text:style-name="T5"> BigDecimal(</text:span><text:span text:style-name="T14">"400"</text:span><text:span text:style-name="T5">), </text:span><text:span text:style-name="T1">new</text:span><text:span text:style-name="T5"> BigDecimal(</text:span><text:span text:style-name="T14">"376.04"</text:span><text:span text:style-name="T5">), balloonProduct);</text:span></text:p>
      <text:p text:style-name="P10"><text:span text:style-name="T5"><text:tab/><text:tab/>allItems[2]=</text:span><text:span text:style-name="T1">new</text:span><text:span text:style-name="T5"> Item(</text:span><text:span text:style-name="T1">new</text:span><text:span text:style-name="T5"> BigDecimal(</text:span><text:span text:style-name="T14">"0.10"</text:span><text:span text:style-name="T5">), </text:span><text:span text:style-name="T1">new</text:span><text:span text:style-name="T5"> BigDecimal(</text:span><text:span text:style-name="T14">"0.12"</text:span><text:span text:style-name="T5">), </text:span><text:span text:style-name="T1">new</text:span><text:span text:style-name="T5"> BigDecimal(</text:span><text:span text:style-name="T14">"200"</text:span><text:span text:style-name="T5">), </text:span><text:span text:style-name="T1">new</text:span><text:span text:style-name="T5"> BigDecimal(</text:span><text:span text:style-name="T14">"23.80"</text:span><text:span text:style-name="T5">), airProduct);</text:span></text:p>
      <text:p text:style-name="P10"><text:span text:style-name="T5"><text:tab/><text:tab/></text:span><text:span text:style-name="T1">return</text:span><text:span text:style-name="T5"> allItems;</text:span></text:p>
      <text:p text:style-name="P8"><text:tab/>}</text:p>
      <text:p text:style-name="P10"/>
      <text:p text:style-name="P10"><text:span text:style-name="T5"><text:tab/></text:span><text:span text:style-name="T1">class</text:span><text:span text:style-name="T5"> Contact </text:span><text:span text:style-name="T1">implements</text:span><text:span text:style-name="T5"> IZUGFeRDExportableContact {</text:span></text:p>
      <text:p text:style-name="P10"/>
      <text:p text:style-name="P10"><text:span text:style-name="T5"><text:tab/><text:tab/></text:span><text:span text:style-name="T22">@Override</text:span></text:p>
      <text:p text:style-name="P10"><text:span text:style-name="T5"><text:tab/><text:tab/></text:span><text:span text:style-name="T1">public</text:span><text:span text:style-name="T5"> String getCountry() {</text:span></text:p>
      <text:p text:style-name="P10"><text:span text:style-name="T5"><text:tab/><text:tab/><text:tab/></text:span><text:span text:style-name="T1">return</text:span><text:span text:style-name="T5"> </text:span><text:span text:style-name="T14">"DE"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22">@Override</text:span></text:p>
      <text:p text:style-name="P10"><text:span text:style-name="T5"><text:tab/><text:tab/></text:span><text:span text:style-name="T1">public</text:span><text:span text:style-name="T5"> String getLocation() {</text:span></text:p>
      <text:p text:style-name="P10"><text:span text:style-name="T5"><text:tab/><text:tab/><text:tab/></text:span><text:span text:style-name="T1">return</text:span><text:span text:style-name="T5"> </text:span><text:span text:style-name="T14">"Spielkreis"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22">@Override</text:span></text:p>
      <text:p text:style-name="P10"><text:span text:style-name="T5"><text:tab/><text:tab/></text:span><text:span text:style-name="T1">public</text:span><text:span text:style-name="T5"> String getName() {</text:span></text:p>
      <text:p text:style-name="P10"><text:span text:style-name="T5"><text:tab/><text:tab/><text:tab/></text:span><text:span text:style-name="T1">return</text:span><text:span text:style-name="T5"> </text:span><text:span text:style-name="T14">"Theodor Est"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22">@Override</text:span></text:p>
      <text:p text:style-name="P10"><text:span text:style-name="T5"><text:tab/><text:tab/></text:span><text:span text:style-name="T1">public</text:span><text:span text:style-name="T5"> String getStreet() {</text:span></text:p>
      <text:p text:style-name="P10"><text:span text:style-name="T5"><text:tab/><text:tab/><text:tab/></text:span><text:span text:style-name="T1">return</text:span><text:span text:style-name="T5"> </text:span><text:span text:style-name="T14">"Bahnstr. 42"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22">@Override</text:span></text:p>
      <text:p text:style-name="P10"><text:span text:style-name="T5"><text:tab/><text:tab/></text:span><text:span text:style-name="T1">public</text:span><text:span text:style-name="T5"> String getVATID() {</text:span></text:p>
      <text:p text:style-name="P10"><text:span text:style-name="T5"><text:tab/><text:tab/><text:tab/></text:span><text:span text:style-name="T1">return</text:span><text:span text:style-name="T5"> </text:span><text:span text:style-name="T14">"DE999999999"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22">@Override</text:span></text:p>
      <text:p text:style-name="P10"><text:span text:style-name="T5"><text:tab/><text:tab/></text:span><text:span text:style-name="T1">public</text:span><text:span text:style-name="T5"> String getZIP() {</text:span></text:p>
      <text:p text:style-name="P10"><text:span text:style-name="T5"><text:tab/><text:tab/><text:tab/></text:span><text:span text:style-name="T1">return</text:span><text:span text:style-name="T5"> </text:span><text:span text:style-name="T14">"88802"</text:span><text:span text:style-name="T5">;</text:span></text:p>
      <text:p text:style-name="P8"><text:tab/><text:tab/>}</text:p>
      <text:p text:style-name="P8"><text:tab/>}</text:p>
      <text:p text:style-name="P10"/>
      <text:p text:style-name="P10"><text:span text:style-name="T5"><text:tab/></text:span><text:span text:style-name="T1">class</text:span><text:span text:style-name="T5"> Item </text:span><text:span text:style-name="T1">implements</text:span><text:span text:style-name="T5"> IZUGFeRDExportableItem {</text:span></text:p>
      <text:p text:style-name="P10"/>
      <text:p text:style-name="P10"><text:span text:style-name="T5"><text:tab/><text:tab/></text:span><text:span text:style-name="T1">public</text:span><text:span text:style-name="T5"> Item(BigDecimal price, BigDecimal priceGross,</text:span></text:p>
      <text:p text:style-name="P8"><text:tab/><text:tab/><text:tab/><text:tab/>BigDecimal quantity, BigDecimal totalGross, Product product) {</text:p>
      <text:p text:style-name="P10"><text:span text:style-name="T5"><text:tab/><text:tab/><text:tab/></text:span><text:span text:style-name="T1">super</text:span><text:span text:style-name="T5">();</text:span></text:p>
      <text:p text:style-name="P10"><text:span text:style-name="T5"><text:tab/><text:tab/><text:tab/></text:span><text:span text:style-name="T1">this</text:span><text:span text:style-name="T5">.</text:span><text:span text:style-name="T18">price</text:span><text:span text:style-name="T5"> = price;</text:span></text:p>
      <text:p text:style-name="P10"><text:span text:style-name="T5"><text:tab/><text:tab/><text:tab/></text:span><text:span text:style-name="T1">this</text:span><text:span text:style-name="T5">.</text:span><text:span text:style-name="T18">priceGross</text:span><text:span text:style-name="T5"> = priceGross;</text:span></text:p>
      <text:p text:style-name="P10"><text:span text:style-name="T5"><text:tab/><text:tab/><text:tab/></text:span><text:span text:style-name="T1">this</text:span><text:span text:style-name="T5">.</text:span><text:span text:style-name="T18">quantity</text:span><text:span text:style-name="T5"> = quantity;</text:span></text:p>
      <text:p text:style-name="P10"><text:span text:style-name="T5"><text:tab/><text:tab/><text:tab/></text:span><text:span text:style-name="T1">this</text:span><text:span text:style-name="T5">.</text:span><text:span text:style-name="T18">totalGross</text:span><text:span text:style-name="T5"> = totalGross;</text:span></text:p>
      <text:p text:style-name="P10"><text:span text:style-name="T5"><text:tab/><text:tab/><text:tab/></text:span><text:span text:style-name="T1">this</text:span><text:span text:style-name="T5">.</text:span><text:span text:style-name="T18">product</text:span><text:span text:style-name="T5"> = product;</text:span></text:p>
      <text:p text:style-name="P8"><text:tab/><text:tab/>}</text:p>
      <text:p text:style-name="P10"/>
      <text:p text:style-name="P10"><text:span text:style-name="T5"><text:tab/><text:tab/></text:span><text:span text:style-name="T1">private</text:span><text:span text:style-name="T5"> BigDecimal </text:span><text:span text:style-name="T18">price</text:span><text:span text:style-name="T5">, </text:span><text:span text:style-name="T18">priceGross</text:span><text:span text:style-name="T5">, </text:span><text:span text:style-name="T18">quantity</text:span><text:span text:style-name="T5">, </text:span><text:span text:style-name="T18">totalGross</text:span><text:span text:style-name="T5">;</text:span></text:p>
      <text:p text:style-name="P10"><text:span text:style-name="T5"><text:tab/><text:tab/></text:span><text:span text:style-name="T1">private</text:span><text:span text:style-name="T5"> Product </text:span><text:span text:style-name="T18">product</text:span><text:span text:style-name="T5">;</text:span></text:p>
      <text:p text:style-name="P10"><text:soft-page-break/></text:p>
      <text:p text:style-name="P10"><text:span text:style-name="T5"><text:tab/><text:tab/></text:span><text:span text:style-name="T1">public</text:span><text:span text:style-name="T5"> BigDecimal getPrice() {</text:span></text:p>
      <text:p text:style-name="P10"><text:span text:style-name="T5"><text:tab/><text:tab/><text:tab/></text:span><text:span text:style-name="T1">return</text:span><text:span text:style-name="T5"> </text:span><text:span text:style-name="T18">price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</text:span><text:span text:style-name="T1">void</text:span><text:span text:style-name="T5"> setPrice(BigDecimal price) {</text:span></text:p>
      <text:p text:style-name="P10"><text:span text:style-name="T5"><text:tab/><text:tab/><text:tab/></text:span><text:span text:style-name="T1">this</text:span><text:span text:style-name="T5">.</text:span><text:span text:style-name="T18">price</text:span><text:span text:style-name="T5"> = price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BigDecimal getPriceGross() {</text:span></text:p>
      <text:p text:style-name="P10"><text:span text:style-name="T5"><text:tab/><text:tab/><text:tab/></text:span><text:span text:style-name="T1">return</text:span><text:span text:style-name="T5"> </text:span><text:span text:style-name="T18">priceGross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</text:span><text:span text:style-name="T1">void</text:span><text:span text:style-name="T5"> setPriceGross(BigDecimal priceGross) {</text:span></text:p>
      <text:p text:style-name="P10"><text:span text:style-name="T5"><text:tab/><text:tab/><text:tab/></text:span><text:span text:style-name="T1">this</text:span><text:span text:style-name="T5">.</text:span><text:span text:style-name="T18">priceGross</text:span><text:span text:style-name="T5"> = priceGross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BigDecimal getQuantity() {</text:span></text:p>
      <text:p text:style-name="P10"><text:span text:style-name="T5"><text:tab/><text:tab/><text:tab/></text:span><text:span text:style-name="T1">return</text:span><text:span text:style-name="T5"> </text:span><text:span text:style-name="T18">quantity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</text:span><text:span text:style-name="T1">void</text:span><text:span text:style-name="T5"> setQuantity(BigDecimal quantity) {</text:span></text:p>
      <text:p text:style-name="P10"><text:span text:style-name="T5"><text:tab/><text:tab/><text:tab/></text:span><text:span text:style-name="T1">this</text:span><text:span text:style-name="T5">.</text:span><text:span text:style-name="T18">quantity</text:span><text:span text:style-name="T5"> = quantity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BigDecimal getTotalGross() {</text:span></text:p>
      <text:p text:style-name="P10"><text:span text:style-name="T5"><text:tab/><text:tab/><text:tab/></text:span><text:span text:style-name="T1">return</text:span><text:span text:style-name="T5"> </text:span><text:span text:style-name="T18">totalGross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</text:span><text:span text:style-name="T1">void</text:span><text:span text:style-name="T5"> setTotalGross(BigDecimal totalGross) {</text:span></text:p>
      <text:p text:style-name="P10"><text:span text:style-name="T5"><text:tab/><text:tab/><text:tab/></text:span><text:span text:style-name="T1">this</text:span><text:span text:style-name="T5">.</text:span><text:span text:style-name="T18">totalGross</text:span><text:span text:style-name="T5"> = totalGross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Product getProduct() {</text:span></text:p>
      <text:p text:style-name="P10"><text:span text:style-name="T5"><text:tab/><text:tab/><text:tab/></text:span><text:span text:style-name="T1">return</text:span><text:span text:style-name="T5"> </text:span><text:span text:style-name="T18">product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</text:span><text:span text:style-name="T1">void</text:span><text:span text:style-name="T5"> setProduct(Product product) {</text:span></text:p>
      <text:p text:style-name="P10"><text:span text:style-name="T5"><text:tab/><text:tab/><text:tab/></text:span><text:span text:style-name="T1">this</text:span><text:span text:style-name="T5">.</text:span><text:span text:style-name="T18">product</text:span><text:span text:style-name="T5"> = product;</text:span></text:p>
      <text:p text:style-name="P8"><text:tab/><text:tab/>}</text:p>
      <text:p text:style-name="P10"/>
      <text:p text:style-name="P8"><text:tab/>}</text:p>
      <text:p text:style-name="P10"/>
      <text:p text:style-name="P10"><text:span text:style-name="T5"><text:tab/></text:span><text:span text:style-name="T1">class</text:span><text:span text:style-name="T5"> Product </text:span><text:span text:style-name="T1">implements</text:span><text:span text:style-name="T5"> IZUGFeRDExportableProduct {</text:span></text:p>
      <text:p text:style-name="P10"><text:span text:style-name="T5"><text:tab/><text:tab/></text:span><text:span text:style-name="T1">private</text:span><text:span text:style-name="T5"> String </text:span><text:span text:style-name="T18">description</text:span><text:span text:style-name="T5">, </text:span><text:span text:style-name="T18">name</text:span><text:span text:style-name="T5">, </text:span><text:span text:style-name="T18">unit</text:span><text:span text:style-name="T5">;</text:span></text:p>
      <text:p text:style-name="P10"><text:span text:style-name="T5"><text:tab/><text:tab/></text:span><text:span text:style-name="T1">private</text:span><text:span text:style-name="T5"> BigDecimal </text:span><text:span text:style-name="T18">VATPercent</text:span><text:span text:style-name="T5">;</text:span></text:p>
      <text:p text:style-name="P10"/>
      <text:p text:style-name="P10"><text:span text:style-name="T5"><text:tab/><text:tab/></text:span><text:span text:style-name="T1">public</text:span><text:span text:style-name="T5"> Product(String description, String name, String unit,</text:span></text:p>
      <text:p text:style-name="P8"><text:tab/><text:tab/><text:tab/><text:tab/>BigDecimal VATPercent) {</text:p>
      <text:p text:style-name="P10"><text:span text:style-name="T5"><text:tab/><text:tab/><text:tab/></text:span><text:span text:style-name="T1">super</text:span><text:span text:style-name="T5">();</text:span></text:p>
      <text:p text:style-name="P10"><text:span text:style-name="T5"><text:tab/><text:tab/><text:tab/></text:span><text:span text:style-name="T1">this</text:span><text:span text:style-name="T5">.</text:span><text:span text:style-name="T18">description</text:span><text:span text:style-name="T5"> = description;</text:span></text:p>
      <text:p text:style-name="P10"><text:span text:style-name="T5"><text:tab/><text:tab/><text:tab/></text:span><text:span text:style-name="T1">this</text:span><text:span text:style-name="T5">.</text:span><text:span text:style-name="T18">name</text:span><text:span text:style-name="T5"> = name;</text:span></text:p>
      <text:p text:style-name="P10"><text:span text:style-name="T5"><text:tab/><text:tab/><text:tab/></text:span><text:span text:style-name="T1">this</text:span><text:span text:style-name="T5">.</text:span><text:span text:style-name="T18">unit</text:span><text:span text:style-name="T5"> = unit;</text:span></text:p>
      <text:p text:style-name="P10"><text:span text:style-name="T5"><text:tab/><text:tab/><text:tab/></text:span><text:span text:style-name="T1">this</text:span><text:span text:style-name="T5">.</text:span><text:span text:style-name="T18">VATPercent</text:span><text:span text:style-name="T5"> = VATPercent;</text:span></text:p>
      <text:p text:style-name="P8"><text:tab/><text:tab/>}</text:p>
      <text:p text:style-name="P8"><text:tab/><text:tab/></text:p>
      <text:p text:style-name="P10"><text:span text:style-name="T5"><text:tab/><text:tab/></text:span><text:span text:style-name="T1">public</text:span><text:span text:style-name="T5"> String getDescription() {</text:span></text:p>
      <text:p text:style-name="P10"><text:span text:style-name="T5"><text:tab/><text:tab/><text:tab/></text:span><text:span text:style-name="T1">return</text:span><text:span text:style-name="T5"> </text:span><text:span text:style-name="T18">description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</text:span><text:span text:style-name="T1">void</text:span><text:span text:style-name="T5"> setDescription(String description) {</text:span></text:p>
      <text:p text:style-name="P10"><text:span text:style-name="T5"><text:tab/><text:tab/><text:tab/></text:span><text:span text:style-name="T1">this</text:span><text:span text:style-name="T5">.</text:span><text:span text:style-name="T18">description</text:span><text:span text:style-name="T5"> = description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String getName() {</text:span></text:p>
      <text:p text:style-name="P10"><text:span text:style-name="T5"><text:tab/><text:tab/><text:tab/></text:span><text:span text:style-name="T1">return</text:span><text:span text:style-name="T5"> </text:span><text:span text:style-name="T18">name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</text:span><text:span text:style-name="T1">void</text:span><text:span text:style-name="T5"> setName(String name) {</text:span></text:p>
      <text:p text:style-name="P10"><text:span text:style-name="T5"><text:tab/><text:tab/><text:tab/></text:span><text:span text:style-name="T1">this</text:span><text:span text:style-name="T5">.</text:span><text:span text:style-name="T18">name</text:span><text:span text:style-name="T5"> = name;</text:span></text:p>
      <text:p text:style-name="P8"><text:tab/><text:tab/>}</text:p>
      <text:p text:style-name="P10"><text:soft-page-break/></text:p>
      <text:p text:style-name="P10"><text:span text:style-name="T5"><text:tab/><text:tab/></text:span><text:span text:style-name="T1">public</text:span><text:span text:style-name="T5"> String getUnit() {</text:span></text:p>
      <text:p text:style-name="P10"><text:span text:style-name="T5"><text:tab/><text:tab/><text:tab/></text:span><text:span text:style-name="T1">return</text:span><text:span text:style-name="T5"> </text:span><text:span text:style-name="T18">unit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</text:span><text:span text:style-name="T1">void</text:span><text:span text:style-name="T5"> setUnit(String unit) {</text:span></text:p>
      <text:p text:style-name="P10"><text:span text:style-name="T5"><text:tab/><text:tab/><text:tab/></text:span><text:span text:style-name="T1">this</text:span><text:span text:style-name="T5">.</text:span><text:span text:style-name="T18">unit</text:span><text:span text:style-name="T5"> = unit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BigDecimal getVATPercent() {</text:span></text:p>
      <text:p text:style-name="P10"><text:span text:style-name="T5"><text:tab/><text:tab/><text:tab/></text:span><text:span text:style-name="T1">return</text:span><text:span text:style-name="T5"> </text:span><text:span text:style-name="T18">VATPercent</text:span><text:span text:style-name="T5">;</text:span></text:p>
      <text:p text:style-name="P8"><text:tab/><text:tab/>}</text:p>
      <text:p text:style-name="P10"/>
      <text:p text:style-name="P10"><text:span text:style-name="T5"><text:tab/><text:tab/></text:span><text:span text:style-name="T1">public</text:span><text:span text:style-name="T5"> </text:span><text:span text:style-name="T1">void</text:span><text:span text:style-name="T5"> setVATPercent(BigDecimal vATPercent) {</text:span></text:p>
      <text:p text:style-name="P10"><text:span text:style-name="T5"><text:tab/><text:tab/><text:tab/></text:span><text:span text:style-name="T18">VATPercent</text:span><text:span text:style-name="T5"> = vATPercent;</text:span></text:p>
      <text:p text:style-name="P8"><text:tab/><text:tab/>}</text:p>
      <text:p text:style-name="P10"/>
      <text:p text:style-name="P8"><text:tab/>}</text:p>
      <text:p text:style-name="P10"/>
      <text:p text:style-name="P10"><text:span text:style-name="T5"><text:tab/></text:span><text:span text:style-name="T1">private</text:span><text:span text:style-name="T5"> </text:span><text:span text:style-name="T1">void</text:span><text:span text:style-name="T5"> apply() {</text:span></text:p>
      <text:p text:style-name="P8"><text:tab/><text:tab/>PDDocument doc; </text:p>
      <text:p text:style-name="P10"><text:span text:style-name="T5"><text:tab/><text:tab/></text:span><text:span text:style-name="T1">try</text:span><text:span text:style-name="T5"> { </text:span></text:p>
      <text:p text:style-name="P10"><text:span text:style-name="T5"><text:tab/><text:tab/><text:tab/>System.</text:span><text:span text:style-name="T19">out</text:span><text:span text:style-name="T5">.println(</text:span><text:span text:style-name="T14">"Lese Blanko-PDF"</text:span><text:span text:style-name="T5">);</text:span></text:p>
      <text:p text:style-name="P10"><text:span text:style-name="T5"><text:tab/><text:tab/><text:tab/>doc = PDDocument.</text:span><text:span text:style-name="T11">load</text:span><text:span text:style-name="T5">(</text:span><text:span text:style-name="T14">"./MustangGnuaccountingBeispielRE-20140703_502blanko.pdf"</text:span><text:span text:style-name="T5">); </text:span></text:p>
      <text:p text:style-name="P10"><text:span text:style-name="T5"><text:tab/><text:tab/><text:tab/></text:span><text:span text:style-name="T23">// automatically add </text:span><text:span text:style-name="T24">Zugferd</text:span><text:span text:style-name="T23"> to all outgoing invoices </text:span></text:p>
      <text:p text:style-name="P10"><text:span text:style-name="T5"><text:tab/><text:tab/><text:tab/>ZUGFeRDExporter ze = </text:span><text:span text:style-name="T1">new</text:span><text:span text:style-name="T5"> ZUGFeRDExporter(); </text:span></text:p>
      <text:p text:style-name="P10"><text:span text:style-name="T5"><text:tab/><text:tab/><text:tab/>System.</text:span><text:span text:style-name="T19">out</text:span><text:span text:style-name="T5">.println(</text:span><text:span text:style-name="T14">"Wandle in PDF/A-3u um"</text:span><text:span text:style-name="T5">);</text:span></text:p>
      <text:p text:style-name="P10"><text:span text:style-name="T5"><text:tab/><text:tab/><text:tab/>ze.PDFmakeA3compliant(doc, </text:span><text:span text:style-name="T14">"My Application"</text:span><text:span text:style-name="T5">, </text:span></text:p>
      <text:p text:style-name="P10"><text:span text:style-name="T5"><text:tab/><text:tab/><text:tab/><text:tab/><text:tab/>System.</text:span><text:span text:style-name="T11">getProperty</text:span><text:span text:style-name="T5">(</text:span><text:span text:style-name="T14">"user.name"</text:span><text:span text:style-name="T5">), </text:span><text:span text:style-name="T1">true</text:span><text:span text:style-name="T5">); </text:span></text:p>
      <text:p text:style-name="P10"><text:span text:style-name="T5"><text:tab/><text:tab/><text:tab/>System.</text:span><text:span text:style-name="T19">out</text:span><text:span text:style-name="T5">.println(</text:span><text:span text:style-name="T14">"ZUGFeRD-Daten generieren und anhängen"</text:span><text:span text:style-name="T5">);</text:span></text:p>
      <text:p text:style-name="P10"><text:span text:style-name="T5"><text:tab/><text:tab/><text:tab/>ze.PDFattachZugferdFile(doc, </text:span><text:span text:style-name="T1">this</text:span><text:span text:style-name="T5">); </text:span></text:p>
      <text:p text:style-name="P10"><text:span text:style-name="T5"><text:tab/><text:tab/><text:tab/>System.</text:span><text:span text:style-name="T19">out</text:span><text:span text:style-name="T5">.println(</text:span><text:span text:style-name="T14">"Schreibe ZUGFeRD-PDF"</text:span><text:span text:style-name="T5">);</text:span></text:p>
      <text:p text:style-name="P10"><text:span text:style-name="T5"><text:tab/><text:tab/><text:tab/>doc.save(</text:span><text:span text:style-name="T14">"./MustangGnuaccountingBeispielRE-20140703_502new.pdf"</text:span><text:span text:style-name="T5">); </text:span></text:p>
      <text:p text:style-name="P10"><text:span text:style-name="T5"><text:tab/><text:tab/><text:tab/>System.</text:span><text:span text:style-name="T19">out</text:span><text:span text:style-name="T5">.println(</text:span><text:span text:style-name="T14">"Fertig."</text:span><text:span text:style-name="T5">);<text:tab/><text:tab/><text:tab/></text:span></text:p>
      <text:p text:style-name="P10"><text:span text:style-name="T5"><text:tab/><text:tab/>} </text:span><text:span text:style-name="T1">catch</text:span><text:span text:style-name="T5"> (IOException e) { </text:span></text:p>
      <text:p text:style-name="P8"><text:tab/><text:tab/><text:tab/>e.printStackTrace(); </text:p>
      <text:p text:style-name="P10"><text:span text:style-name="T5"><text:tab/><text:tab/>} </text:span><text:span text:style-name="T1">catch</text:span><text:span text:style-name="T5"> (TransformerException e) { </text:span></text:p>
      <text:p text:style-name="P8"><text:tab/><text:tab/><text:tab/>e.printStackTrace(); </text:p>
      <text:p text:style-name="P10"><text:span text:style-name="T5"><text:tab/><text:tab/>} </text:span><text:span text:style-name="T1">catch</text:span><text:span text:style-name="T5"> (COSVisitorException e) { </text:span></text:p>
      <text:p text:style-name="P8"><text:tab/><text:tab/><text:tab/>e.printStackTrace(); </text:p>
      <text:p text:style-name="P8"><text:tab/><text:tab/>}</text:p>
      <text:p text:style-name="P10"/>
      <text:p text:style-name="P8"><text:tab/>}</text:p>
      <text:p text:style-name="P8"><text:tab/></text:p>
      <text:p text:style-name="P10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args) {</text:span></text:p>
      <text:p text:style-name="P10"><text:span text:style-name="T5"><text:tab/><text:tab/>MustangWriter mw=</text:span><text:span text:style-name="T1">new</text:span><text:span text:style-name="T5"> MustangWriter();<text:tab/></text:span></text:p>
      <text:p text:style-name="P8"><text:tab/><text:tab/>mw.apply();</text:p>
      <text:p text:style-name="P10"/>
      <text:p text:style-name="P8"><text:tab/>}</text:p>
      <text:p text:style-name="P10"/>
      <text:p text:style-name="P8">}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eite <text:page-number text:select-page="current">10</text:page-number> von 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chen Staerk</meta:initial-creator>
    <meta:creation-date>2014-05-29T15:44:42</meta:creation-date>
    <dc:date>2015-03-15T11:01:15.45</dc:date>
    <dc:creator>Jochen Stärk</dc:creator>
    <meta:editing-duration>PT5H19M21S</meta:editing-duration>
    <meta:editing-cycles>56</meta:editing-cycles>
    <meta:generator>OpenOffice/4.1.1$Win32 OpenOffice.org_project/411m6$Build-9775</meta:generator>
    <meta:document-statistic meta:table-count="1" meta:image-count="0" meta:object-count="0" meta:page-count="10" meta:paragraph-count="439" meta:word-count="1727" meta:character-count="15841"/>
    <meta:user-defined meta:name="state">defaultstate</meta:user-defined>
  </office:meta>
</office:document-meta>
</file>